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fb8a" officeooo:paragraph-rsid="000cfb8a"/>
    </style:style>
    <style:style style:name="P2" style:family="paragraph" style:parent-style-name="Standard">
      <style:text-properties officeooo:rsid="000fcec1" officeooo:paragraph-rsid="000fcec1"/>
    </style:style>
    <style:style style:name="P3" style:family="paragraph" style:parent-style-name="Standard">
      <style:text-properties officeooo:rsid="001114a9" officeooo:paragraph-rsid="001114a9"/>
    </style:style>
    <style:style style:name="P4" style:family="paragraph" style:parent-style-name="Standard">
      <style:text-properties officeooo:rsid="0014a67a" officeooo:paragraph-rsid="0014a67a"/>
    </style:style>
    <style:style style:name="P5" style:family="paragraph" style:parent-style-name="Standard">
      <style:text-properties officeooo:rsid="001cc99e" officeooo:paragraph-rsid="001cc99e"/>
    </style:style>
    <style:style style:name="P6" style:family="paragraph" style:parent-style-name="Standard">
      <style:text-properties officeooo:rsid="001e11bd" officeooo:paragraph-rsid="001e11bd"/>
    </style:style>
    <style:style style:name="P7" style:family="paragraph" style:parent-style-name="Standard">
      <style:text-properties officeooo:rsid="001e76cc" officeooo:paragraph-rsid="001e76cc"/>
    </style:style>
    <style:style style:name="P8" style:family="paragraph" style:parent-style-name="Standard">
      <style:text-properties officeooo:rsid="001fd382" officeooo:paragraph-rsid="001fd382"/>
    </style:style>
    <style:style style:name="P9" style:family="paragraph" style:parent-style-name="Standard">
      <style:text-properties officeooo:rsid="0020b389" officeooo:paragraph-rsid="0020b389"/>
    </style:style>
    <style:style style:name="P10" style:family="paragraph" style:parent-style-name="Standard">
      <style:text-properties officeooo:rsid="0022ab12" officeooo:paragraph-rsid="0022ab12"/>
    </style:style>
    <style:style style:name="P11" style:family="paragraph" style:parent-style-name="Standard">
      <style:text-properties officeooo:rsid="0024fa41" officeooo:paragraph-rsid="0024fa41"/>
    </style:style>
    <style:style style:name="P12" style:family="paragraph" style:parent-style-name="Standard">
      <style:text-properties officeooo:rsid="002697d6" officeooo:paragraph-rsid="002697d6"/>
    </style:style>
    <style:style style:name="P13" style:family="paragraph" style:parent-style-name="Standard">
      <style:text-properties officeooo:rsid="00270369" officeooo:paragraph-rsid="00270369"/>
    </style:style>
    <style:style style:name="P14" style:family="paragraph" style:parent-style-name="Standard">
      <style:text-properties officeooo:rsid="00271a74" officeooo:paragraph-rsid="00271a74"/>
    </style:style>
    <style:style style:name="P15" style:family="paragraph" style:parent-style-name="Standard">
      <style:text-properties officeooo:rsid="00295767" officeooo:paragraph-rsid="00295767"/>
    </style:style>
    <style:style style:name="T1" style:family="text">
      <style:text-properties officeooo:rsid="000b30a6"/>
    </style:style>
    <style:style style:name="T2" style:family="text">
      <style:text-properties officeooo:rsid="000fcec1"/>
    </style:style>
    <style:style style:name="T3" style:family="text">
      <style:text-properties officeooo:rsid="001159d6"/>
    </style:style>
    <style:style style:name="T4" style:family="text">
      <style:text-properties officeooo:rsid="00135e12"/>
    </style:style>
    <style:style style:name="T5" style:family="text">
      <style:text-properties officeooo:rsid="001690b9"/>
    </style:style>
    <style:style style:name="T6" style:family="text">
      <style:text-properties officeooo:rsid="0017aef8"/>
    </style:style>
    <style:style style:name="T7" style:family="text">
      <style:text-properties officeooo:rsid="001a8170"/>
    </style:style>
    <style:style style:name="T8" style:family="text">
      <style:text-properties officeooo:rsid="001e11bd"/>
    </style:style>
    <style:style style:name="T9" style:family="text">
      <style:text-properties officeooo:rsid="0023ea29"/>
    </style:style>
    <style:style style:name="T10" style:family="text">
      <style:text-properties officeooo:rsid="002823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text:span text:style-name="T1">formance of semantic segmentation network is precisely the Pfr, Pf and Pr. </text:span></text:p>
      <text:p text:style-name="Standard"/>
      <text:p text:style-name="P1">Pick a network :</text:p>
      <text:p text:style-name="P1">1. it better provides the weights so we don’t need to train it by ourselves</text:p>
      <text:p text:style-name="P1">2. colab, blasé, arc</text:p>
      <text:p text:style-name="P1"/>
      <text:p text:style-name="P1"/>
      <text:p text:style-name="P1">inte<text:span text:style-name="T2">gral images: as you slide window, it adds the new column (or row) on and extracts the old column (or row) off. This is more efficient.</text:span></text:p>
      <text:p text:style-name="P1"/>
      <text:p text:style-name="P1"/>
      <text:p text:style-name="P2">This will be in equivalent of training. Fit probability distributions to measurements you would see. </text:p>
      <text:p text:style-name="P2"/>
      <text:p text:style-name="P2">P_FR(f,r): what’s the probability that the same pixel will give you f in pixel F, and r in pixel R.</text:p>
      <text:p text:style-name="P2"/>
      <text:p text:style-name="P3">在没有noise的情况下，在正好match的地方，I应该三无限大，其他地方是0。</text:p>
      <text:p text:style-name="P3">当<text:span text:style-name="T3">f,r 完全independent 的时候，I 等于0。也就是说，他们越dependent, I 应该越大，最小是0</text:span></text:p>
      <text:p text:style-name="P3"/>
      <text:p text:style-name="P3">我们可以用<text:span text:style-name="T4">table的形式，记录每一种组合发生的次数(explicitly), 我们也可以训练一个function，把数据输入进去可以达到相同的效果(implicitly)</text:span></text:p>
      <text:p text:style-name="P3"/>
      <text:p text:style-name="P4">the cost function must be defferentiable. The paper must have a differentiable model. <text:span text:style-name="T5">Then we can optimise it with square difference optimisation</text:span></text:p>
      <text:p text:style-name="P4"/>
      <text:p text:style-name="P4">t<text:span text:style-name="T6">he his matrix, specify the performance of the classifier over a large amount of data. <text:s/>You are trying to come up with a model of how well the classifier works. </text:span></text:p>
      <text:p text:style-name="P4"/>
      <text:p text:style-name="P4"/>
      <text:p text:style-name="P4">建立<text:span text:style-name="T7">his matrix的时候用许多的pre-segmented images，而不是从一个图片就得来</text:span></text:p>
      <text:p text:style-name="P4"/>
      <text:p text:style-name="P5">it’s all about what the classifier does over a large number of images. And for this particular image we are interested in, we then say, given this particular case, I got this pixel value here and that pixel value there, what’s the probability I would observe this?</text:p>
      <text:p text:style-name="P5"/>
      <text:p text:style-name="P5">Take <text:span text:style-name="T8">a semantic segmentation network, run kitti360 through that network.</text:span></text:p>
      <text:p text:style-name="P5"/>
      <text:p text:style-name="P6">What’s the probability that it will classify the same object to the same class twice</text:p>
      <text:p text:style-name="P6">what’s the probability its classification is correct</text:p>
      <text:p text:style-name="P6"/>
      <text:p text:style-name="P7">do we care about the error in classification, or do we just care about whether the classification is the same</text:p>
      <text:p text:style-name="P7"/>
      <text:p text:style-name="P8">build up his matrix from kitti 360 data</text:p>
      <text:p text:style-name="P8"/>
      <text:p text:style-name="P8"/>
      <text:p text:style-name="P8"/>
      <text:p text:style-name="P8"/>
      <text:p text:style-name="P8"/>
      <text:p text:style-name="P8"/>
      <text:p text:style-name="P8"/>
      <text:p text:style-name="P8"/>
      <text:p text:style-name="P8"/>
      <text:p text:style-name="P8"><text:soft-page-break/></text:p>
      <text:p text:style-name="P9">ziwen: choose one paper as the base of your methodology</text:p>
      <text:p text:style-name="P9"/>
      <text:p text:style-name="P10">at least have a broad understanding of 3 or 4 different matching strategies in those papers, and choose the one you think the most relevant or the one you are most interested in. <text:span text:style-name="T9">then look at particular one in detail</text:span></text:p>
      <text:p text:style-name="P10"/>
      <text:p text:style-name="P10"/>
      <text:p text:style-name="P11">simon: take an image, apply a set of known transformations to it, then you know exactly where the pixels ended up. Then look at the class off of that. </text:p>
      <text:p text:style-name="P11"/>
      <text:p text:style-name="P12">You could use label-me images that’s labelled with buildings. </text:p>
      <text:p text:style-name="P12">We could also use Carla pre-segmented images. They are rendered over different view points, instead of artificially warp the image, which is not the actual way of how images deforms. </text:p>
      <text:p text:style-name="P12"/>
      <text:p text:style-name="P13">The crutial thing is we want know how a pixel moves from frame to frame. If you can do it already, we are trying to make it more reliable. That relies on having a really accurate ground-truth tracking system.</text:p>
      <text:p text:style-name="P13"/>
      <text:p text:style-name="P14">Two approaches to train:</text:p>
      <text:p text:style-name="P14">1. we take a system like Carla, render a series of frames in it. We can get that semantic-ground-truth directly, then just take an image sequence from Carla. (Kitti360 also works, we just need some ground-truth segmented images and their original rgb images.) <text:span text:style-name="T10">you got your semantic segmentation network you decided to use, you run that on the image sequence, it’s the output of the semantic segmentation network you want to record. </text:span></text:p>
      <text:p text:style-name="P14">2. have a look at how magic points, GCN are trained (have a chat with Hentry). See how these approaches can be adapted</text:p>
      <text:p text:style-name="P14"/>
      <text:p text:style-name="P14"/>
      <text:p text:style-name="P15">you have a corner at (10,10) in frame 1, at (15,15) in frame 2. what’s the probability that the pixel at (10,10) has class f, at (15,15) has class r. you would actually track the point as they move thr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5:44:11.948286327</meta:creation-date>
    <dc:date>2022-07-07T10:04:25.506200617</dc:date>
    <meta:editing-duration>P1DT15H43M40S</meta:editing-duration>
    <meta:editing-cycles>20</meta:editing-cycles>
    <meta:generator>LibreOffice/6.0.7.3$Linux_X86_64 LibreOffice_project/00m0$Build-3</meta:generator>
    <meta:document-statistic meta:table-count="0" meta:image-count="0" meta:object-count="0" meta:page-count="2" meta:paragraph-count="29" meta:word-count="692" meta:character-count="3345" meta:non-whitespace-character-count="2802"/>
  </office:meta>
</office:document-meta>
</file>